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37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23.09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9.47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0.23mm"/>
    </style:style>
    <style:style style:name="co9" style:family="table-column">
      <style:table-column-properties fo:break-before="auto" style:column-width="113.65mm"/>
    </style:style>
    <style:style style:name="co10" style:family="table-column">
      <style:table-column-properties fo:break-before="auto" style:column-width="98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startx</text:p>
          </table:table-cell>
          <table:table-cell office:value-type="string" calcext:value-type="string">
            <text:p>starty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charw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filename</text:p>
          </table:table-cell>
          <table:table-cell/>
          <table:table-cell office:value-type="string" calcext:value-type="string">
            <text:p>Split cmd</text:p>
          </table:table-cell>
          <table:table-cell/>
          <table:table-cell office:value-type="string" calcext:value-type="string">
            <text:p>4x cmd</text:p>
          </table:table-cell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o</text:p>
          </table:table-cell>
          <table:table-cell/>
          <table:table-cell office:value-type="string" calcext:value-type="string">
            <text:p>charh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$H$9]&amp;&quot;x&quot;&amp;[.$H$10]&amp;&quot;+&quot;&amp;[.$C5]*[.$H$9]&amp;&quot;+&quot;&amp;[.$H$10]*[.$D5]" office:value-type="string" office:string-value="288x512+0+0" calcext:value-type="string">
            <text:p>288x512+0+0</text:p>
          </table:table-cell>
          <table:table-cell table:formula="of:=[.$E5]&amp;&quot;.png&quot;" office:value-type="string" office:string-value="hero.png" calcext:value-type="string">
            <text:p>hero.png</text:p>
          </table:table-cell>
          <table:table-cell/>
          <table:table-cell table:formula="of:=&quot;convert &quot;&amp;[.$B5]&amp;&quot; -crop &quot;&amp;[.$J5]&amp;&quot; &quot;&amp;[.$K5]" office:value-type="string" office:string-value="convert chara01_a1.png -crop 288x512+0+0 hero.png" calcext:value-type="string">
            <text:p>convert chara01_a1.png -crop 288x512+0+0 hero.png</text:p>
          </table:table-cell>
          <table:table-cell/>
          <table:table-cell table:formula="of:=&quot;convert -scale 400% &quot;&amp;[.$K5]&amp;&quot; &quot;&amp;SUBSTITUTE([.$K5]; &quot;.png&quot;; &quot;.4x.png&quot;)" office:value-type="string" office:string-value="convert -scale 400% hero.png hero.4x.png" calcext:value-type="string">
            <text:p>convert -scale 400% hero.png hero.4x.png</text:p>
          </table:table-cell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in</text:p>
          </table:table-cell>
          <table:table-cell/>
          <table:table-cell office:value-type="string" calcext:value-type="string">
            <text:p>charlenw</text:p>
          </table:table-cell>
          <table:table-cell office:value-type="float" office:value="3" calcext:value-type="float">
            <text:p>3</text:p>
          </table:table-cell>
          <table:table-cell/>
          <table:table-cell table:formula="of:=[.$H$9]&amp;&quot;x&quot;&amp;[.$H$10]&amp;&quot;+&quot;&amp;[.$C6]*[.$H$9]&amp;&quot;+&quot;&amp;[.$H$10]*[.$D6]" office:value-type="string" office:string-value="288x512+288+0" calcext:value-type="string">
            <text:p>288x512+288+0</text:p>
          </table:table-cell>
          <table:table-cell table:formula="of:=[.$E6]&amp;&quot;.png&quot;" office:value-type="string" office:string-value="twin.png" calcext:value-type="string">
            <text:p>twin.png</text:p>
          </table:table-cell>
          <table:table-cell/>
          <table:table-cell table:formula="of:=&quot;convert &quot;&amp;[.$B6]&amp;&quot; -crop &quot;&amp;[.$J6]&amp;&quot; &quot;&amp;[.$K6]" office:value-type="string" office:string-value="convert chara01_a1.png -crop 288x512+288+0 twin.png" calcext:value-type="string">
            <text:p>convert chara01_a1.png -crop 288x512+288+0 twin.png</text:p>
          </table:table-cell>
          <table:table-cell/>
          <table:table-cell table:formula="of:=&quot;convert -scale 400% &quot;&amp;[.$K6]&amp;&quot; &quot;&amp;SUBSTITUTE([.$K6]; &quot;.png&quot;; &quot;.4x.png&quot;)" office:value-type="string" office:string-value="convert -scale 400% twin.png twin.4x.png" calcext:value-type="string">
            <text:p>convert -scale 400% twin.png twin.4x.png</text:p>
          </table:table-cell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f</text:p>
          </table:table-cell>
          <table:table-cell/>
          <table:table-cell office:value-type="string" calcext:value-type="string">
            <text:p>charlenh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H$9]&amp;&quot;x&quot;&amp;[.$H$10]&amp;&quot;+&quot;&amp;[.$C7]*[.$H$9]&amp;&quot;+&quot;&amp;[.$H$10]*[.$D7]" office:value-type="string" office:string-value="288x512+576+0" calcext:value-type="string">
            <text:p>288x512+576+0</text:p>
          </table:table-cell>
          <table:table-cell table:formula="of:=[.$E7]&amp;&quot;.png&quot;" office:value-type="string" office:string-value="elf.png" calcext:value-type="string">
            <text:p>elf.png</text:p>
          </table:table-cell>
          <table:table-cell/>
          <table:table-cell table:formula="of:=&quot;convert &quot;&amp;[.$B7]&amp;&quot; -crop &quot;&amp;[.$J7]&amp;&quot; &quot;&amp;[.$K7]" office:value-type="string" office:string-value="convert chara01_a1.png -crop 288x512+576+0 elf.png" calcext:value-type="string">
            <text:p>convert chara01_a1.png -crop 288x512+576+0 elf.png</text:p>
          </table:table-cell>
          <table:table-cell/>
          <table:table-cell table:formula="of:=&quot;convert -scale 400% &quot;&amp;[.$K7]&amp;&quot; &quot;&amp;SUBSTITUTE([.$K7]; &quot;.png&quot;; &quot;.4x.png&quot;)" office:value-type="string" office:string-value="convert -scale 400% elf.png elf.4x.png" calcext:value-type="string">
            <text:p>convert -scale 400% elf.png elf.4x.png</text:p>
          </table:table-cell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ban</text:p>
          </table:table-cell>
          <table:table-cell table:number-columns-repeated="4"/>
          <table:table-cell table:formula="of:=[.$H$9]&amp;&quot;x&quot;&amp;[.$H$10]&amp;&quot;+&quot;&amp;[.$C8]*[.$H$9]&amp;&quot;+&quot;&amp;[.$H$10]*[.$D8]" office:value-type="string" office:string-value="288x512+864+0" calcext:value-type="string">
            <text:p>288x512+864+0</text:p>
          </table:table-cell>
          <table:table-cell table:formula="of:=[.$E8]&amp;&quot;.png&quot;" office:value-type="string" office:string-value="turban.png" calcext:value-type="string">
            <text:p>turban.png</text:p>
          </table:table-cell>
          <table:table-cell/>
          <table:table-cell table:formula="of:=&quot;convert &quot;&amp;[.$B8]&amp;&quot; -crop &quot;&amp;[.$J8]&amp;&quot; &quot;&amp;[.$K8]" office:value-type="string" office:string-value="convert chara01_a1.png -crop 288x512+864+0 turban.png" calcext:value-type="string">
            <text:p>convert chara01_a1.png -crop 288x512+864+0 turban.png</text:p>
          </table:table-cell>
          <table:table-cell/>
          <table:table-cell table:formula="of:=&quot;convert -scale 400% &quot;&amp;[.$K8]&amp;&quot; &quot;&amp;SUBSTITUTE([.$K8]; &quot;.png&quot;; &quot;.4x.png&quot;)" office:value-type="string" office:string-value="convert -scale 400% turban.png turban.4x.png" calcext:value-type="string">
            <text:p>convert -scale 400% turban.png turban.4x.png</text:p>
          </table:table-cell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ier</text:p>
          </table:table-cell>
          <table:table-cell/>
          <table:table-cell office:value-type="string" calcext:value-type="string">
            <text:p>panelw</text:p>
          </table:table-cell>
          <table:table-cell table:formula="of:=[.$H$4]*[.$H$6]" office:value-type="float" office:value="288" calcext:value-type="float">
            <text:p>288</text:p>
          </table:table-cell>
          <table:table-cell/>
          <table:table-cell table:formula="of:=[.$H$9]&amp;&quot;x&quot;&amp;[.$H$10]&amp;&quot;+&quot;&amp;[.$C9]*[.$H$9]&amp;&quot;+&quot;&amp;[.$H$10]*[.$D9]" office:value-type="string" office:string-value="288x512+0+512" calcext:value-type="string">
            <text:p>288x512+0+512</text:p>
          </table:table-cell>
          <table:table-cell table:formula="of:=[.$E9]&amp;&quot;.png&quot;" office:value-type="string" office:string-value="soldier.png" calcext:value-type="string">
            <text:p>soldier.png</text:p>
          </table:table-cell>
          <table:table-cell/>
          <table:table-cell table:formula="of:=&quot;convert &quot;&amp;[.$B9]&amp;&quot; -crop &quot;&amp;[.$J9]&amp;&quot; &quot;&amp;[.$K9]" office:value-type="string" office:string-value="convert chara01_a1.png -crop 288x512+0+512 soldier.png" calcext:value-type="string">
            <text:p>convert chara01_a1.png -crop 288x512+0+512 soldier.png</text:p>
          </table:table-cell>
          <table:table-cell/>
          <table:table-cell table:formula="of:=&quot;convert -scale 400% &quot;&amp;[.$K9]&amp;&quot; &quot;&amp;SUBSTITUTE([.$K9]; &quot;.png&quot;; &quot;.4x.png&quot;)" office:value-type="string" office:string-value="convert -scale 400% soldier.png soldier.4x.png" calcext:value-type="string">
            <text:p>convert -scale 400% soldier.png soldier.4x.png</text:p>
          </table:table-cell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panelh</text:p>
          </table:table-cell>
          <table:table-cell table:formula="of:=[.$H$5]*[.$H$7]" office:value-type="float" office:value="512" calcext:value-type="float">
            <text:p>512</text:p>
          </table:table-cell>
          <table:table-cell/>
          <table:table-cell table:formula="of:=[.$H$9]&amp;&quot;x&quot;&amp;[.$H$10]&amp;&quot;+&quot;&amp;[.$C10]*[.$H$9]&amp;&quot;+&quot;&amp;[.$H$10]*[.$D10]" office:value-type="string" office:string-value="288x512+288+512" calcext:value-type="string">
            <text:p>288x512+288+512</text:p>
          </table:table-cell>
          <table:table-cell table:formula="of:=[.$E10]&amp;&quot;.png&quot;" office:value-type="string" office:string-value="bob.png" calcext:value-type="string">
            <text:p>bob.png</text:p>
          </table:table-cell>
          <table:table-cell/>
          <table:table-cell table:formula="of:=&quot;convert &quot;&amp;[.$B10]&amp;&quot; -crop &quot;&amp;[.$J10]&amp;&quot; &quot;&amp;[.$K10]" office:value-type="string" office:string-value="convert chara01_a1.png -crop 288x512+288+512 bob.png" calcext:value-type="string">
            <text:p>convert chara01_a1.png -crop 288x512+288+512 bob.png</text:p>
          </table:table-cell>
          <table:table-cell/>
          <table:table-cell table:formula="of:=&quot;convert -scale 400% &quot;&amp;[.$K10]&amp;&quot; &quot;&amp;SUBSTITUTE([.$K10]; &quot;.png&quot;; &quot;.4x.png&quot;)" office:value-type="string" office:string-value="convert -scale 400% bob.png bob.4x.png" calcext:value-type="string">
            <text:p>convert -scale 400% bob.png bob.4x.png</text:p>
          </table:table-cell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ble</text:p>
          </table:table-cell>
          <table:table-cell table:number-columns-repeated="4"/>
          <table:table-cell table:formula="of:=[.$H$9]&amp;&quot;x&quot;&amp;[.$H$10]&amp;&quot;+&quot;&amp;[.$C11]*[.$H$9]&amp;&quot;+&quot;&amp;[.$H$10]*[.$D11]" office:value-type="string" office:string-value="288x512+576+512" calcext:value-type="string">
            <text:p>288x512+576+512</text:p>
          </table:table-cell>
          <table:table-cell table:formula="of:=[.$E11]&amp;&quot;.png&quot;" office:value-type="string" office:string-value="noble.png" calcext:value-type="string">
            <text:p>noble.png</text:p>
          </table:table-cell>
          <table:table-cell/>
          <table:table-cell table:formula="of:=&quot;convert &quot;&amp;[.$B11]&amp;&quot; -crop &quot;&amp;[.$J11]&amp;&quot; &quot;&amp;[.$K11]" office:value-type="string" office:string-value="convert chara01_a1.png -crop 288x512+576+512 noble.png" calcext:value-type="string">
            <text:p>convert chara01_a1.png -crop 288x512+576+512 noble.png</text:p>
          </table:table-cell>
          <table:table-cell/>
          <table:table-cell table:formula="of:=&quot;convert -scale 400% &quot;&amp;[.$K11]&amp;&quot; &quot;&amp;SUBSTITUTE([.$K11]; &quot;.png&quot;; &quot;.4x.png&quot;)" office:value-type="string" office:string-value="convert -scale 400% noble.png noble.4x.png" calcext:value-type="string">
            <text:p>convert -scale 400% noble.png noble.4x.png</text:p>
          </table:table-cell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extension</text:p>
          </table:table-cell>
          <table:table-cell office:value-type="string" calcext:value-type="string">
            <text:p>png</text:p>
          </table:table-cell>
          <table:table-cell/>
          <table:table-cell table:formula="of:=[.$H$9]&amp;&quot;x&quot;&amp;[.$H$10]&amp;&quot;+&quot;&amp;[.$C12]*[.$H$9]&amp;&quot;+&quot;&amp;[.$H$10]*[.$D12]" office:value-type="string" office:string-value="288x512+864+512" calcext:value-type="string">
            <text:p>288x512+864+512</text:p>
          </table:table-cell>
          <table:table-cell table:formula="of:=[.$E12]&amp;&quot;.png&quot;" office:value-type="string" office:string-value="china.png" calcext:value-type="string">
            <text:p>china.png</text:p>
          </table:table-cell>
          <table:table-cell/>
          <table:table-cell table:formula="of:=&quot;convert &quot;&amp;[.$B12]&amp;&quot; -crop &quot;&amp;[.$J12]&amp;&quot; &quot;&amp;[.$K12]" office:value-type="string" office:string-value="convert chara01_a1.png -crop 288x512+864+512 china.png" calcext:value-type="string">
            <text:p>convert chara01_a1.png -crop 288x512+864+512 china.png</text:p>
          </table:table-cell>
          <table:table-cell/>
          <table:table-cell table:formula="of:=&quot;convert -scale 400% &quot;&amp;[.$K12]&amp;&quot; &quot;&amp;SUBSTITUTE([.$K12]; &quot;.png&quot;; &quot;.4x.png&quot;)" office:value-type="string" office:string-value="convert -scale 400% china.png china.4x.png" calcext:value-type="string">
            <text:p>convert -scale 400% china.png china.4x.png</text:p>
          </table:table-cell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ing</text:p>
          </table:table-cell>
          <table:table-cell table:number-columns-repeated="4"/>
          <table:table-cell table:formula="of:=[.$H$9]&amp;&quot;x&quot;&amp;[.$H$10]&amp;&quot;+&quot;&amp;[.$C13]*[.$H$9]&amp;&quot;+&quot;&amp;[.$H$10]*[.$D13]" office:value-type="string" office:string-value="288x512+0+0" calcext:value-type="string">
            <text:p>288x512+0+0</text:p>
          </table:table-cell>
          <table:table-cell table:formula="of:=[.$E13]&amp;&quot;.png&quot;" office:value-type="string" office:string-value="king.png" calcext:value-type="string">
            <text:p>king.png</text:p>
          </table:table-cell>
          <table:table-cell/>
          <table:table-cell table:formula="of:=&quot;convert &quot;&amp;[.$B13]&amp;&quot; -crop &quot;&amp;[.$J13]&amp;&quot; &quot;&amp;[.$K13]" office:value-type="string" office:string-value="convert chara04_a1.png -crop 288x512+0+0 king.png" calcext:value-type="string">
            <text:p>convert chara04_a1.png -crop 288x512+0+0 king.png</text:p>
          </table:table-cell>
          <table:table-cell/>
          <table:table-cell table:formula="of:=&quot;convert -scale 400% &quot;&amp;[.$K13]&amp;&quot; &quot;&amp;SUBSTITUTE([.$K13]; &quot;.png&quot;; &quot;.4x.png&quot;)" office:value-type="string" office:string-value="convert -scale 400% king.png king.4x.png" calcext:value-type="string">
            <text:p>convert -scale 400% king.png king.4x.png</text:p>
          </table:table-cell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een</text:p>
          </table:table-cell>
          <table:table-cell table:number-columns-repeated="4"/>
          <table:table-cell table:formula="of:=[.$H$9]&amp;&quot;x&quot;&amp;[.$H$10]&amp;&quot;+&quot;&amp;[.$C14]*[.$H$9]&amp;&quot;+&quot;&amp;[.$H$10]*[.$D14]" office:value-type="string" office:string-value="288x512+288+0" calcext:value-type="string">
            <text:p>288x512+288+0</text:p>
          </table:table-cell>
          <table:table-cell table:formula="of:=[.$E14]&amp;&quot;.png&quot;" office:value-type="string" office:string-value="queen.png" calcext:value-type="string">
            <text:p>queen.png</text:p>
          </table:table-cell>
          <table:table-cell/>
          <table:table-cell table:formula="of:=&quot;convert &quot;&amp;[.$B14]&amp;&quot; -crop &quot;&amp;[.$J14]&amp;&quot; &quot;&amp;[.$K14]" office:value-type="string" office:string-value="convert chara04_a1.png -crop 288x512+288+0 queen.png" calcext:value-type="string">
            <text:p>convert chara04_a1.png -crop 288x512+288+0 queen.png</text:p>
          </table:table-cell>
          <table:table-cell/>
          <table:table-cell table:formula="of:=&quot;convert -scale 400% &quot;&amp;[.$K14]&amp;&quot; &quot;&amp;SUBSTITUTE([.$K14]; &quot;.png&quot;; &quot;.4x.png&quot;)" office:value-type="string" office:string-value="convert -scale 400% queen.png queen.4x.png" calcext:value-type="string">
            <text:p>convert -scale 400% queen.png queen.4x.png</text:p>
          </table:table-cell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cellor</text:p>
          </table:table-cell>
          <table:table-cell table:number-columns-repeated="4"/>
          <table:table-cell table:formula="of:=[.$H$9]&amp;&quot;x&quot;&amp;[.$H$10]&amp;&quot;+&quot;&amp;[.$C15]*[.$H$9]&amp;&quot;+&quot;&amp;[.$H$10]*[.$D15]" office:value-type="string" office:string-value="288x512+576+0" calcext:value-type="string">
            <text:p>288x512+576+0</text:p>
          </table:table-cell>
          <table:table-cell table:formula="of:=[.$E15]&amp;&quot;.png&quot;" office:value-type="string" office:string-value="chancellor.png" calcext:value-type="string">
            <text:p>chancellor.png</text:p>
          </table:table-cell>
          <table:table-cell/>
          <table:table-cell table:formula="of:=&quot;convert &quot;&amp;[.$B15]&amp;&quot; -crop &quot;&amp;[.$J15]&amp;&quot; &quot;&amp;[.$K15]" office:value-type="string" office:string-value="convert chara04_a1.png -crop 288x512+576+0 chancellor.png" calcext:value-type="string">
            <text:p>convert chara04_a1.png -crop 288x512+576+0 chancellor.png</text:p>
          </table:table-cell>
          <table:table-cell/>
          <table:table-cell table:formula="of:=&quot;convert -scale 400% &quot;&amp;[.$K15]&amp;&quot; &quot;&amp;SUBSTITUTE([.$K15]; &quot;.png&quot;; &quot;.4x.png&quot;)" office:value-type="string" office:string-value="convert -scale 400% chancellor.png chancellor.4x.png" calcext:value-type="string">
            <text:p>convert -scale 400% chancellor.png chancellor.4x.png</text:p>
          </table:table-cell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id</text:p>
          </table:table-cell>
          <table:table-cell table:number-columns-repeated="4"/>
          <table:table-cell table:formula="of:=[.$H$9]&amp;&quot;x&quot;&amp;[.$H$10]&amp;&quot;+&quot;&amp;[.$C16]*[.$H$9]&amp;&quot;+&quot;&amp;[.$H$10]*[.$D16]" office:value-type="string" office:string-value="288x512+864+0" calcext:value-type="string">
            <text:p>288x512+864+0</text:p>
          </table:table-cell>
          <table:table-cell table:formula="of:=[.$E16]&amp;&quot;.png&quot;" office:value-type="string" office:string-value="maid.png" calcext:value-type="string">
            <text:p>maid.png</text:p>
          </table:table-cell>
          <table:table-cell/>
          <table:table-cell table:formula="of:=&quot;convert &quot;&amp;[.$B16]&amp;&quot; -crop &quot;&amp;[.$J16]&amp;&quot; &quot;&amp;[.$K16]" office:value-type="string" office:string-value="convert chara04_a1.png -crop 288x512+864+0 maid.png" calcext:value-type="string">
            <text:p>convert chara04_a1.png -crop 288x512+864+0 maid.png</text:p>
          </table:table-cell>
          <table:table-cell/>
          <table:table-cell table:formula="of:=&quot;convert -scale 400% &quot;&amp;[.$K16]&amp;&quot; &quot;&amp;SUBSTITUTE([.$K16]; &quot;.png&quot;; &quot;.4x.png&quot;)" office:value-type="string" office:string-value="convert -scale 400% maid.png maid.4x.png" calcext:value-type="string">
            <text:p>convert -scale 400% maid.png maid.4x.png</text:p>
          </table:table-cell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ler</text:p>
          </table:table-cell>
          <table:table-cell table:number-columns-repeated="4"/>
          <table:table-cell table:formula="of:=[.$H$9]&amp;&quot;x&quot;&amp;[.$H$10]&amp;&quot;+&quot;&amp;[.$C17]*[.$H$9]&amp;&quot;+&quot;&amp;[.$H$10]*[.$D17]" office:value-type="string" office:string-value="288x512+0+512" calcext:value-type="string">
            <text:p>288x512+0+512</text:p>
          </table:table-cell>
          <table:table-cell table:formula="of:=[.$E17]&amp;&quot;.png&quot;" office:value-type="string" office:string-value="butler.png" calcext:value-type="string">
            <text:p>butler.png</text:p>
          </table:table-cell>
          <table:table-cell/>
          <table:table-cell table:formula="of:=&quot;convert &quot;&amp;[.$B17]&amp;&quot; -crop &quot;&amp;[.$J17]&amp;&quot; &quot;&amp;[.$K17]" office:value-type="string" office:string-value="convert chara04_a1.png -crop 288x512+0+512 butler.png" calcext:value-type="string">
            <text:p>convert chara04_a1.png -crop 288x512+0+512 butler.png</text:p>
          </table:table-cell>
          <table:table-cell/>
          <table:table-cell table:formula="of:=&quot;convert -scale 400% &quot;&amp;[.$K17]&amp;&quot; &quot;&amp;SUBSTITUTE([.$K17]; &quot;.png&quot;; &quot;.4x.png&quot;)" office:value-type="string" office:string-value="convert -scale 400% butler.png butler.4x.png" calcext:value-type="string">
            <text:p>convert -scale 400% butler.png butler.4x.png</text:p>
          </table:table-cell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mor</text:p>
          </table:table-cell>
          <table:table-cell table:number-columns-repeated="4"/>
          <table:table-cell table:formula="of:=[.$H$9]&amp;&quot;x&quot;&amp;[.$H$10]&amp;&quot;+&quot;&amp;[.$C18]*[.$H$9]&amp;&quot;+&quot;&amp;[.$H$10]*[.$D18]" office:value-type="string" office:string-value="288x512+288+512" calcext:value-type="string">
            <text:p>288x512+288+512</text:p>
          </table:table-cell>
          <table:table-cell table:formula="of:=[.$E18]&amp;&quot;.png&quot;" office:value-type="string" office:string-value="armor.png" calcext:value-type="string">
            <text:p>armor.png</text:p>
          </table:table-cell>
          <table:table-cell/>
          <table:table-cell table:formula="of:=&quot;convert &quot;&amp;[.$B18]&amp;&quot; -crop &quot;&amp;[.$J18]&amp;&quot; &quot;&amp;[.$K18]" office:value-type="string" office:string-value="convert chara04_a1.png -crop 288x512+288+512 armor.png" calcext:value-type="string">
            <text:p>convert chara04_a1.png -crop 288x512+288+512 armor.png</text:p>
          </table:table-cell>
          <table:table-cell/>
          <table:table-cell table:formula="of:=&quot;convert -scale 400% &quot;&amp;[.$K18]&amp;&quot; &quot;&amp;SUBSTITUTE([.$K18]; &quot;.png&quot;; &quot;.4x.png&quot;)" office:value-type="string" office:string-value="convert -scale 400% armor.png armor.4x.png" calcext:value-type="string">
            <text:p>convert -scale 400% armor.png armor.4x.png</text:p>
          </table:table-cell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antry</text:p>
          </table:table-cell>
          <table:table-cell table:number-columns-repeated="4"/>
          <table:table-cell table:formula="of:=[.$H$9]&amp;&quot;x&quot;&amp;[.$H$10]&amp;&quot;+&quot;&amp;[.$C19]*[.$H$9]&amp;&quot;+&quot;&amp;[.$H$10]*[.$D19]" office:value-type="string" office:string-value="288x512+576+512" calcext:value-type="string">
            <text:p>288x512+576+512</text:p>
          </table:table-cell>
          <table:table-cell table:formula="of:=[.$E19]&amp;&quot;.png&quot;" office:value-type="string" office:string-value="infantry.png" calcext:value-type="string">
            <text:p>infantry.png</text:p>
          </table:table-cell>
          <table:table-cell/>
          <table:table-cell table:formula="of:=&quot;convert &quot;&amp;[.$B19]&amp;&quot; -crop &quot;&amp;[.$J19]&amp;&quot; &quot;&amp;[.$K19]" office:value-type="string" office:string-value="convert chara04_a1.png -crop 288x512+576+512 infantry.png" calcext:value-type="string">
            <text:p>convert chara04_a1.png -crop 288x512+576+512 infantry.png</text:p>
          </table:table-cell>
          <table:table-cell/>
          <table:table-cell table:formula="of:=&quot;convert -scale 400% &quot;&amp;[.$K19]&amp;&quot; &quot;&amp;SUBSTITUTE([.$K19]; &quot;.png&quot;; &quot;.4x.png&quot;)" office:value-type="string" office:string-value="convert -scale 400% infantry.png infantry.4x.png" calcext:value-type="string">
            <text:p>convert -scale 400% infantry.png infantry.4x.png</text:p>
          </table:table-cell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</text:p>
          </table:table-cell>
          <table:table-cell table:number-columns-repeated="4"/>
          <table:table-cell table:formula="of:=[.$H$9]&amp;&quot;x&quot;&amp;[.$H$10]&amp;&quot;+&quot;&amp;[.$C20]*[.$H$9]&amp;&quot;+&quot;&amp;[.$H$10]*[.$D20]" office:value-type="string" office:string-value="288x512+864+512" calcext:value-type="string">
            <text:p>288x512+864+512</text:p>
          </table:table-cell>
          <table:table-cell table:formula="of:=[.$E20]&amp;&quot;.png&quot;" office:value-type="string" office:string-value="knight.png" calcext:value-type="string">
            <text:p>knight.png</text:p>
          </table:table-cell>
          <table:table-cell/>
          <table:table-cell table:formula="of:=&quot;convert &quot;&amp;[.$B20]&amp;&quot; -crop &quot;&amp;[.$J20]&amp;&quot; &quot;&amp;[.$K20]" office:value-type="string" office:string-value="convert chara04_a1.png -crop 288x512+864+512 knight.png" calcext:value-type="string">
            <text:p>convert chara04_a1.png -crop 288x512+864+512 knight.png</text:p>
          </table:table-cell>
          <table:table-cell/>
          <table:table-cell table:formula="of:=&quot;convert -scale 400% &quot;&amp;[.$K20]&amp;&quot; &quot;&amp;SUBSTITUTE([.$K20]; &quot;.png&quot;; &quot;.4x.png&quot;)" office:value-type="string" office:string-value="convert -scale 400% knight.png knight.4x.png" calcext:value-type="string">
            <text:p>convert -scale 400% knight.png knight.4x.png</text:p>
          </table:table-cell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ince</text:p>
          </table:table-cell>
          <table:table-cell table:number-columns-repeated="4"/>
          <table:table-cell table:formula="of:=[.$H$9]&amp;&quot;x&quot;&amp;[.$H$10]&amp;&quot;+&quot;&amp;[.$C21]*[.$H$9]&amp;&quot;+&quot;&amp;[.$H$10]*[.$D21]" office:value-type="string" office:string-value="288x512+0+0" calcext:value-type="string">
            <text:p>288x512+0+0</text:p>
          </table:table-cell>
          <table:table-cell table:formula="of:=[.$E21]&amp;&quot;.png&quot;" office:value-type="string" office:string-value="prince.png" calcext:value-type="string">
            <text:p>prince.png</text:p>
          </table:table-cell>
          <table:table-cell/>
          <table:table-cell table:formula="of:=&quot;convert &quot;&amp;[.$B21]&amp;&quot; -crop &quot;&amp;[.$J21]&amp;&quot; &quot;&amp;[.$K21]" office:value-type="string" office:string-value="convert chara04_b1.png -crop 288x512+0+0 prince.png" calcext:value-type="string">
            <text:p>convert chara04_b1.png -crop 288x512+0+0 prince.png</text:p>
          </table:table-cell>
          <table:table-cell/>
          <table:table-cell table:formula="of:=&quot;convert -scale 400% &quot;&amp;[.$K21]&amp;&quot; &quot;&amp;SUBSTITUTE([.$K21]; &quot;.png&quot;; &quot;.4x.png&quot;)" office:value-type="string" office:string-value="convert -scale 400% prince.png prince.4x.png" calcext:value-type="string">
            <text:p>convert -scale 400% prince.png prince.4x.png</text:p>
          </table:table-cell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cess</text:p>
          </table:table-cell>
          <table:table-cell table:number-columns-repeated="4"/>
          <table:table-cell table:formula="of:=[.$H$9]&amp;&quot;x&quot;&amp;[.$H$10]&amp;&quot;+&quot;&amp;[.$C22]*[.$H$9]&amp;&quot;+&quot;&amp;[.$H$10]*[.$D22]" office:value-type="string" office:string-value="288x512+288+0" calcext:value-type="string">
            <text:p>288x512+288+0</text:p>
          </table:table-cell>
          <table:table-cell table:formula="of:=[.$E22]&amp;&quot;.png&quot;" office:value-type="string" office:string-value="princess.png" calcext:value-type="string">
            <text:p>princess.png</text:p>
          </table:table-cell>
          <table:table-cell/>
          <table:table-cell table:formula="of:=&quot;convert &quot;&amp;[.$B22]&amp;&quot; -crop &quot;&amp;[.$J22]&amp;&quot; &quot;&amp;[.$K22]" office:value-type="string" office:string-value="convert chara04_b1.png -crop 288x512+288+0 princess.png" calcext:value-type="string">
            <text:p>convert chara04_b1.png -crop 288x512+288+0 princess.png</text:p>
          </table:table-cell>
          <table:table-cell/>
          <table:table-cell table:formula="of:=&quot;convert -scale 400% &quot;&amp;[.$K22]&amp;&quot; &quot;&amp;SUBSTITUTE([.$K22]; &quot;.png&quot;; &quot;.4x.png&quot;)" office:value-type="string" office:string-value="convert -scale 400% princess.png princess.4x.png" calcext:value-type="string">
            <text:p>convert -scale 400% princess.png princess.4x.png</text:p>
          </table:table-cell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ce2</text:p>
          </table:table-cell>
          <table:table-cell table:number-columns-repeated="4"/>
          <table:table-cell table:formula="of:=[.$H$9]&amp;&quot;x&quot;&amp;[.$H$10]&amp;&quot;+&quot;&amp;[.$C23]*[.$H$9]&amp;&quot;+&quot;&amp;[.$H$10]*[.$D23]" office:value-type="string" office:string-value="288x512+576+0" calcext:value-type="string">
            <text:p>288x512+576+0</text:p>
          </table:table-cell>
          <table:table-cell table:formula="of:=[.$E23]&amp;&quot;.png&quot;" office:value-type="string" office:string-value="prince2.png" calcext:value-type="string">
            <text:p>prince2.png</text:p>
          </table:table-cell>
          <table:table-cell/>
          <table:table-cell table:formula="of:=&quot;convert &quot;&amp;[.$B23]&amp;&quot; -crop &quot;&amp;[.$J23]&amp;&quot; &quot;&amp;[.$K23]" office:value-type="string" office:string-value="convert chara04_b1.png -crop 288x512+576+0 prince2.png" calcext:value-type="string">
            <text:p>convert chara04_b1.png -crop 288x512+576+0 prince2.png</text:p>
          </table:table-cell>
          <table:table-cell/>
          <table:table-cell table:formula="of:=&quot;convert -scale 400% &quot;&amp;[.$K23]&amp;&quot; &quot;&amp;SUBSTITUTE([.$K23]; &quot;.png&quot;; &quot;.4x.png&quot;)" office:value-type="string" office:string-value="convert -scale 400% prince2.png prince2.4x.png" calcext:value-type="string">
            <text:p>convert -scale 400% prince2.png prince2.4x.png</text:p>
          </table:table-cell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id2</text:p>
          </table:table-cell>
          <table:table-cell table:number-columns-repeated="4"/>
          <table:table-cell table:formula="of:=[.$H$9]&amp;&quot;x&quot;&amp;[.$H$10]&amp;&quot;+&quot;&amp;[.$C24]*[.$H$9]&amp;&quot;+&quot;&amp;[.$H$10]*[.$D24]" office:value-type="string" office:string-value="288x512+864+0" calcext:value-type="string">
            <text:p>288x512+864+0</text:p>
          </table:table-cell>
          <table:table-cell table:formula="of:=[.$E24]&amp;&quot;.png&quot;" office:value-type="string" office:string-value="maid2.png" calcext:value-type="string">
            <text:p>maid2.png</text:p>
          </table:table-cell>
          <table:table-cell/>
          <table:table-cell table:formula="of:=&quot;convert &quot;&amp;[.$B24]&amp;&quot; -crop &quot;&amp;[.$J24]&amp;&quot; &quot;&amp;[.$K24]" office:value-type="string" office:string-value="convert chara04_b1.png -crop 288x512+864+0 maid2.png" calcext:value-type="string">
            <text:p>convert chara04_b1.png -crop 288x512+864+0 maid2.png</text:p>
          </table:table-cell>
          <table:table-cell/>
          <table:table-cell table:formula="of:=&quot;convert -scale 400% &quot;&amp;[.$K24]&amp;&quot; &quot;&amp;SUBSTITUTE([.$K24]; &quot;.png&quot;; &quot;.4x.png&quot;)" office:value-type="string" office:string-value="convert -scale 400% maid2.png maid2.4x.png" calcext:value-type="string">
            <text:p>convert -scale 400% maid2.png maid2.4x.png</text:p>
          </table:table-cell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zard</text:p>
          </table:table-cell>
          <table:table-cell table:number-columns-repeated="4"/>
          <table:table-cell table:formula="of:=[.$H$9]&amp;&quot;x&quot;&amp;[.$H$10]&amp;&quot;+&quot;&amp;[.$C25]*[.$H$9]&amp;&quot;+&quot;&amp;[.$H$10]*[.$D25]" office:value-type="string" office:string-value="288x512+0+512" calcext:value-type="string">
            <text:p>288x512+0+512</text:p>
          </table:table-cell>
          <table:table-cell table:formula="of:=[.$E25]&amp;&quot;.png&quot;" office:value-type="string" office:string-value="wizard.png" calcext:value-type="string">
            <text:p>wizard.png</text:p>
          </table:table-cell>
          <table:table-cell/>
          <table:table-cell table:formula="of:=&quot;convert &quot;&amp;[.$B25]&amp;&quot; -crop &quot;&amp;[.$J25]&amp;&quot; &quot;&amp;[.$K25]" office:value-type="string" office:string-value="convert chara04_b1.png -crop 288x512+0+512 wizard.png" calcext:value-type="string">
            <text:p>convert chara04_b1.png -crop 288x512+0+512 wizard.png</text:p>
          </table:table-cell>
          <table:table-cell/>
          <table:table-cell table:formula="of:=&quot;convert -scale 400% &quot;&amp;[.$K25]&amp;&quot; &quot;&amp;SUBSTITUTE([.$K25]; &quot;.png&quot;; &quot;.4x.png&quot;)" office:value-type="string" office:string-value="convert -scale 400% wizard.png wizard.4x.png" calcext:value-type="string">
            <text:p>convert -scale 400% wizard.png wizard.4x.png</text:p>
          </table:table-cell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eral</text:p>
          </table:table-cell>
          <table:table-cell table:number-columns-repeated="4"/>
          <table:table-cell table:formula="of:=[.$H$9]&amp;&quot;x&quot;&amp;[.$H$10]&amp;&quot;+&quot;&amp;[.$C26]*[.$H$9]&amp;&quot;+&quot;&amp;[.$H$10]*[.$D26]" office:value-type="string" office:string-value="288x512+288+512" calcext:value-type="string">
            <text:p>288x512+288+512</text:p>
          </table:table-cell>
          <table:table-cell table:formula="of:=[.$E26]&amp;&quot;.png&quot;" office:value-type="string" office:string-value="general.png" calcext:value-type="string">
            <text:p>general.png</text:p>
          </table:table-cell>
          <table:table-cell/>
          <table:table-cell table:formula="of:=&quot;convert &quot;&amp;[.$B26]&amp;&quot; -crop &quot;&amp;[.$J26]&amp;&quot; &quot;&amp;[.$K26]" office:value-type="string" office:string-value="convert chara04_b1.png -crop 288x512+288+512 general.png" calcext:value-type="string">
            <text:p>convert chara04_b1.png -crop 288x512+288+512 general.png</text:p>
          </table:table-cell>
          <table:table-cell/>
          <table:table-cell table:formula="of:=&quot;convert -scale 400% &quot;&amp;[.$K26]&amp;&quot; &quot;&amp;SUBSTITUTE([.$K26]; &quot;.png&quot;; &quot;.4x.png&quot;)" office:value-type="string" office:string-value="convert -scale 400% general.png general.4x.png" calcext:value-type="string">
            <text:p>convert -scale 400% general.png general.4x.png</text:p>
          </table:table-cell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d3</text:p>
          </table:table-cell>
          <table:table-cell table:number-columns-repeated="4"/>
          <table:table-cell table:formula="of:=[.$H$9]&amp;&quot;x&quot;&amp;[.$H$10]&amp;&quot;+&quot;&amp;[.$C27]*[.$H$9]&amp;&quot;+&quot;&amp;[.$H$10]*[.$D27]" office:value-type="string" office:string-value="288x512+576+512" calcext:value-type="string">
            <text:p>288x512+576+512</text:p>
          </table:table-cell>
          <table:table-cell table:formula="of:=[.$E27]&amp;&quot;.png&quot;" office:value-type="string" office:string-value="maid3.png" calcext:value-type="string">
            <text:p>maid3.png</text:p>
          </table:table-cell>
          <table:table-cell/>
          <table:table-cell table:formula="of:=&quot;convert &quot;&amp;[.$B27]&amp;&quot; -crop &quot;&amp;[.$J27]&amp;&quot; &quot;&amp;[.$K27]" office:value-type="string" office:string-value="convert chara04_b1.png -crop 288x512+576+512 maid3.png" calcext:value-type="string">
            <text:p>convert chara04_b1.png -crop 288x512+576+512 maid3.png</text:p>
          </table:table-cell>
          <table:table-cell/>
          <table:table-cell table:formula="of:=&quot;convert -scale 400% &quot;&amp;[.$K27]&amp;&quot; &quot;&amp;SUBSTITUTE([.$K27]; &quot;.png&quot;; &quot;.4x.png&quot;)" office:value-type="string" office:string-value="convert -scale 400% maid3.png maid3.4x.png" calcext:value-type="string">
            <text:p>convert -scale 400% maid3.png maid3.4x.png</text:p>
          </table:table-cell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oine</text:p>
          </table:table-cell>
          <table:table-cell table:number-columns-repeated="4"/>
          <table:table-cell table:formula="of:=[.$H$9]&amp;&quot;x&quot;&amp;[.$H$10]&amp;&quot;+&quot;&amp;[.$C28]*[.$H$9]&amp;&quot;+&quot;&amp;[.$H$10]*[.$D28]" office:value-type="string" office:string-value="288x512+864+512" calcext:value-type="string">
            <text:p>288x512+864+512</text:p>
          </table:table-cell>
          <table:table-cell table:formula="of:=[.$E28]&amp;&quot;.png&quot;" office:value-type="string" office:string-value="heroine.png" calcext:value-type="string">
            <text:p>heroine.png</text:p>
          </table:table-cell>
          <table:table-cell/>
          <table:table-cell table:formula="of:=&quot;convert &quot;&amp;[.$B28]&amp;&quot; -crop &quot;&amp;[.$J28]&amp;&quot; &quot;&amp;[.$K28]" office:value-type="string" office:string-value="convert chara04_b1.png -crop 288x512+864+512 heroine.png" calcext:value-type="string">
            <text:p>convert chara04_b1.png -crop 288x512+864+512 heroine.png</text:p>
          </table:table-cell>
          <table:table-cell/>
          <table:table-cell table:formula="of:=&quot;convert -scale 400% &quot;&amp;[.$K28]&amp;&quot; &quot;&amp;SUBSTITUTE([.$K28]; &quot;.png&quot;; &quot;.4x.png&quot;)" office:value-type="string" office:string-value="convert -scale 400% heroine.png heroine.4x.png" calcext:value-type="string">
            <text:p>convert -scale 400% heroine.png heroine.4x.png</text:p>
          </table:table-cell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iry</text:p>
          </table:table-cell>
          <table:table-cell table:number-columns-repeated="4"/>
          <table:table-cell table:formula="of:=[.$H$9]&amp;&quot;x&quot;&amp;[.$H$10]&amp;&quot;+&quot;&amp;[.$C29]*[.$H$9]&amp;&quot;+&quot;&amp;[.$H$10]*[.$D29]" office:value-type="string" office:string-value="288x512+0+0" calcext:value-type="string">
            <text:p>288x512+0+0</text:p>
          </table:table-cell>
          <table:table-cell table:formula="of:=[.$E29]&amp;&quot;.png&quot;" office:value-type="string" office:string-value="fairy.png" calcext:value-type="string">
            <text:p>fairy.png</text:p>
          </table:table-cell>
          <table:table-cell/>
          <table:table-cell table:formula="of:=&quot;convert &quot;&amp;[.$B29]&amp;&quot; -crop &quot;&amp;[.$J29]&amp;&quot; &quot;&amp;[.$K29]" office:value-type="string" office:string-value="convert chara06_a1.png -crop 288x512+0+0 fairy.png" calcext:value-type="string">
            <text:p>convert chara06_a1.png -crop 288x512+0+0 fairy.png</text:p>
          </table:table-cell>
          <table:table-cell/>
          <table:table-cell table:formula="of:=&quot;convert -scale 400% &quot;&amp;[.$K29]&amp;&quot; &quot;&amp;SUBSTITUTE([.$K29]; &quot;.png&quot;; &quot;.4x.png&quot;)" office:value-type="string" office:string-value="convert -scale 400% fairy.png fairy.4x.png" calcext:value-type="string">
            <text:p>convert -scale 400% fairy.png fairy.4x.png</text:p>
          </table:table-cell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bit</text:p>
          </table:table-cell>
          <table:table-cell table:number-columns-repeated="4"/>
          <table:table-cell table:formula="of:=[.$H$9]&amp;&quot;x&quot;&amp;[.$H$10]&amp;&quot;+&quot;&amp;[.$C30]*[.$H$9]&amp;&quot;+&quot;&amp;[.$H$10]*[.$D30]" office:value-type="string" office:string-value="288x512+288+0" calcext:value-type="string">
            <text:p>288x512+288+0</text:p>
          </table:table-cell>
          <table:table-cell table:formula="of:=[.$E30]&amp;&quot;.png&quot;" office:value-type="string" office:string-value="hobit.png" calcext:value-type="string">
            <text:p>hobit.png</text:p>
          </table:table-cell>
          <table:table-cell/>
          <table:table-cell table:formula="of:=&quot;convert &quot;&amp;[.$B30]&amp;&quot; -crop &quot;&amp;[.$J30]&amp;&quot; &quot;&amp;[.$K30]" office:value-type="string" office:string-value="convert chara06_a1.png -crop 288x512+288+0 hobit.png" calcext:value-type="string">
            <text:p>convert chara06_a1.png -crop 288x512+288+0 hobit.png</text:p>
          </table:table-cell>
          <table:table-cell/>
          <table:table-cell table:formula="of:=&quot;convert -scale 400% &quot;&amp;[.$K30]&amp;&quot; &quot;&amp;SUBSTITUTE([.$K30]; &quot;.png&quot;; &quot;.4x.png&quot;)" office:value-type="string" office:string-value="convert -scale 400% hobit.png hobit.4x.png" calcext:value-type="string">
            <text:p>convert -scale 400% hobit.png hobit.4x.png</text:p>
          </table:table-cell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rit1</text:p>
          </table:table-cell>
          <table:table-cell table:number-columns-repeated="4"/>
          <table:table-cell table:formula="of:=[.$H$9]&amp;&quot;x&quot;&amp;[.$H$10]&amp;&quot;+&quot;&amp;[.$C31]*[.$H$9]&amp;&quot;+&quot;&amp;[.$H$10]*[.$D31]" office:value-type="string" office:string-value="288x512+576+0" calcext:value-type="string">
            <text:p>288x512+576+0</text:p>
          </table:table-cell>
          <table:table-cell table:formula="of:=[.$E31]&amp;&quot;.png&quot;" office:value-type="string" office:string-value="spirit1.png" calcext:value-type="string">
            <text:p>spirit1.png</text:p>
          </table:table-cell>
          <table:table-cell/>
          <table:table-cell table:formula="of:=&quot;convert &quot;&amp;[.$B31]&amp;&quot; -crop &quot;&amp;[.$J31]&amp;&quot; &quot;&amp;[.$K31]" office:value-type="string" office:string-value="convert chara06_a1.png -crop 288x512+576+0 spirit1.png" calcext:value-type="string">
            <text:p>convert chara06_a1.png -crop 288x512+576+0 spirit1.png</text:p>
          </table:table-cell>
          <table:table-cell/>
          <table:table-cell table:formula="of:=&quot;convert -scale 400% &quot;&amp;[.$K31]&amp;&quot; &quot;&amp;SUBSTITUTE([.$K31]; &quot;.png&quot;; &quot;.4x.png&quot;)" office:value-type="string" office:string-value="convert -scale 400% spirit1.png spirit1.4x.png" calcext:value-type="string">
            <text:p>convert -scale 400% spirit1.png spirit1.4x.png</text:p>
          </table:table-cell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rit2</text:p>
          </table:table-cell>
          <table:table-cell table:number-columns-repeated="4"/>
          <table:table-cell table:formula="of:=[.$H$9]&amp;&quot;x&quot;&amp;[.$H$10]&amp;&quot;+&quot;&amp;[.$C32]*[.$H$9]&amp;&quot;+&quot;&amp;[.$H$10]*[.$D32]" office:value-type="string" office:string-value="288x512+864+0" calcext:value-type="string">
            <text:p>288x512+864+0</text:p>
          </table:table-cell>
          <table:table-cell table:formula="of:=[.$E32]&amp;&quot;.png&quot;" office:value-type="string" office:string-value="spirit2.png" calcext:value-type="string">
            <text:p>spirit2.png</text:p>
          </table:table-cell>
          <table:table-cell/>
          <table:table-cell table:formula="of:=&quot;convert &quot;&amp;[.$B32]&amp;&quot; -crop &quot;&amp;[.$J32]&amp;&quot; &quot;&amp;[.$K32]" office:value-type="string" office:string-value="convert chara06_a1.png -crop 288x512+864+0 spirit2.png" calcext:value-type="string">
            <text:p>convert chara06_a1.png -crop 288x512+864+0 spirit2.png</text:p>
          </table:table-cell>
          <table:table-cell/>
          <table:table-cell table:formula="of:=&quot;convert -scale 400% &quot;&amp;[.$K32]&amp;&quot; &quot;&amp;SUBSTITUTE([.$K32]; &quot;.png&quot;; &quot;.4x.png&quot;)" office:value-type="string" office:string-value="convert -scale 400% spirit2.png spirit2.4x.png" calcext:value-type="string">
            <text:p>convert -scale 400% spirit2.png spirit2.4x.png</text:p>
          </table:table-cell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rit3</text:p>
          </table:table-cell>
          <table:table-cell table:number-columns-repeated="4"/>
          <table:table-cell table:formula="of:=[.$H$9]&amp;&quot;x&quot;&amp;[.$H$10]&amp;&quot;+&quot;&amp;[.$C33]*[.$H$9]&amp;&quot;+&quot;&amp;[.$H$10]*[.$D33]" office:value-type="string" office:string-value="288x512+0+512" calcext:value-type="string">
            <text:p>288x512+0+512</text:p>
          </table:table-cell>
          <table:table-cell table:formula="of:=[.$E33]&amp;&quot;.png&quot;" office:value-type="string" office:string-value="spirit3.png" calcext:value-type="string">
            <text:p>spirit3.png</text:p>
          </table:table-cell>
          <table:table-cell/>
          <table:table-cell table:formula="of:=&quot;convert &quot;&amp;[.$B33]&amp;&quot; -crop &quot;&amp;[.$J33]&amp;&quot; &quot;&amp;[.$K33]" office:value-type="string" office:string-value="convert chara06_a1.png -crop 288x512+0+512 spirit3.png" calcext:value-type="string">
            <text:p>convert chara06_a1.png -crop 288x512+0+512 spirit3.png</text:p>
          </table:table-cell>
          <table:table-cell/>
          <table:table-cell table:formula="of:=&quot;convert -scale 400% &quot;&amp;[.$K33]&amp;&quot; &quot;&amp;SUBSTITUTE([.$K33]; &quot;.png&quot;; &quot;.4x.png&quot;)" office:value-type="string" office:string-value="convert -scale 400% spirit3.png spirit3.4x.png" calcext:value-type="string">
            <text:p>convert -scale 400% spirit3.png spirit3.4x.png</text:p>
          </table:table-cell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irit4</text:p>
          </table:table-cell>
          <table:table-cell table:number-columns-repeated="4"/>
          <table:table-cell table:formula="of:=[.$H$9]&amp;&quot;x&quot;&amp;[.$H$10]&amp;&quot;+&quot;&amp;[.$C34]*[.$H$9]&amp;&quot;+&quot;&amp;[.$H$10]*[.$D34]" office:value-type="string" office:string-value="288x512+288+512" calcext:value-type="string">
            <text:p>288x512+288+512</text:p>
          </table:table-cell>
          <table:table-cell table:formula="of:=[.$E34]&amp;&quot;.png&quot;" office:value-type="string" office:string-value="spirit4.png" calcext:value-type="string">
            <text:p>spirit4.png</text:p>
          </table:table-cell>
          <table:table-cell/>
          <table:table-cell table:formula="of:=&quot;convert &quot;&amp;[.$B34]&amp;&quot; -crop &quot;&amp;[.$J34]&amp;&quot; &quot;&amp;[.$K34]" office:value-type="string" office:string-value="convert chara06_a1.png -crop 288x512+288+512 spirit4.png" calcext:value-type="string">
            <text:p>convert chara06_a1.png -crop 288x512+288+512 spirit4.png</text:p>
          </table:table-cell>
          <table:table-cell/>
          <table:table-cell table:formula="of:=&quot;convert -scale 400% &quot;&amp;[.$K34]&amp;&quot; &quot;&amp;SUBSTITUTE([.$K34]; &quot;.png&quot;; &quot;.4x.png&quot;)" office:value-type="string" office:string-value="convert -scale 400% spirit4.png spirit4.4x.png" calcext:value-type="string">
            <text:p>convert -scale 400% spirit4.png spirit4.4x.png</text:p>
          </table:table-cell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rit5</text:p>
          </table:table-cell>
          <table:table-cell table:number-columns-repeated="4"/>
          <table:table-cell table:formula="of:=[.$H$9]&amp;&quot;x&quot;&amp;[.$H$10]&amp;&quot;+&quot;&amp;[.$C35]*[.$H$9]&amp;&quot;+&quot;&amp;[.$H$10]*[.$D35]" office:value-type="string" office:string-value="288x512+576+512" calcext:value-type="string">
            <text:p>288x512+576+512</text:p>
          </table:table-cell>
          <table:table-cell table:formula="of:=[.$E35]&amp;&quot;.png&quot;" office:value-type="string" office:string-value="spirit5.png" calcext:value-type="string">
            <text:p>spirit5.png</text:p>
          </table:table-cell>
          <table:table-cell/>
          <table:table-cell table:formula="of:=&quot;convert &quot;&amp;[.$B35]&amp;&quot; -crop &quot;&amp;[.$J35]&amp;&quot; &quot;&amp;[.$K35]" office:value-type="string" office:string-value="convert chara06_a1.png -crop 288x512+576+512 spirit5.png" calcext:value-type="string">
            <text:p>convert chara06_a1.png -crop 288x512+576+512 spirit5.png</text:p>
          </table:table-cell>
          <table:table-cell/>
          <table:table-cell table:formula="of:=&quot;convert -scale 400% &quot;&amp;[.$K35]&amp;&quot; &quot;&amp;SUBSTITUTE([.$K35]; &quot;.png&quot;; &quot;.4x.png&quot;)" office:value-type="string" office:string-value="convert -scale 400% spirit5.png spirit5.4x.png" calcext:value-type="string">
            <text:p>convert -scale 400% spirit5.png spirit5.4x.png</text:p>
          </table:table-cell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rit6</text:p>
          </table:table-cell>
          <table:table-cell table:number-columns-repeated="4"/>
          <table:table-cell table:formula="of:=[.$H$9]&amp;&quot;x&quot;&amp;[.$H$10]&amp;&quot;+&quot;&amp;[.$C36]*[.$H$9]&amp;&quot;+&quot;&amp;[.$H$10]*[.$D36]" office:value-type="string" office:string-value="288x512+864+512" calcext:value-type="string">
            <text:p>288x512+864+512</text:p>
          </table:table-cell>
          <table:table-cell table:formula="of:=[.$E36]&amp;&quot;.png&quot;" office:value-type="string" office:string-value="spirit6.png" calcext:value-type="string">
            <text:p>spirit6.png</text:p>
          </table:table-cell>
          <table:table-cell/>
          <table:table-cell table:formula="of:=&quot;convert &quot;&amp;[.$B36]&amp;&quot; -crop &quot;&amp;[.$J36]&amp;&quot; &quot;&amp;[.$K36]" office:value-type="string" office:string-value="convert chara06_a1.png -crop 288x512+864+512 spirit6.png" calcext:value-type="string">
            <text:p>convert chara06_a1.png -crop 288x512+864+512 spirit6.png</text:p>
          </table:table-cell>
          <table:table-cell/>
          <table:table-cell table:formula="of:=&quot;convert -scale 400% &quot;&amp;[.$K36]&amp;&quot; &quot;&amp;SUBSTITUTE([.$K36]; &quot;.png&quot;; &quot;.4x.png&quot;)" office:value-type="string" office:string-value="convert -scale 400% spirit6.png spirit6.4x.png" calcext:value-type="string">
            <text:p>convert -scale 400% spirit6.png spirit6.4x.png</text:p>
          </table:table-cell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ime</text:p>
          </table:table-cell>
          <table:table-cell table:number-columns-repeated="4"/>
          <table:table-cell table:formula="of:=[.$H$9]&amp;&quot;x&quot;&amp;[.$H$10]&amp;&quot;+&quot;&amp;[.$C37]*[.$H$9]&amp;&quot;+&quot;&amp;[.$H$10]*[.$D37]" office:value-type="string" office:string-value="288x512+0+0" calcext:value-type="string">
            <text:p>288x512+0+0</text:p>
          </table:table-cell>
          <table:table-cell table:formula="of:=[.$E37]&amp;&quot;.png&quot;" office:value-type="string" office:string-value="slime.png" calcext:value-type="string">
            <text:p>slime.png</text:p>
          </table:table-cell>
          <table:table-cell/>
          <table:table-cell table:formula="of:=&quot;convert &quot;&amp;[.$B37]&amp;&quot; -crop &quot;&amp;[.$J37]&amp;&quot; &quot;&amp;[.$K37]" office:value-type="string" office:string-value="convert chara08_a1.png -crop 288x512+0+0 slime.png" calcext:value-type="string">
            <text:p>convert chara08_a1.png -crop 288x512+0+0 slime.png</text:p>
          </table:table-cell>
          <table:table-cell/>
          <table:table-cell table:formula="of:=&quot;convert -scale 400% &quot;&amp;[.$K37]&amp;&quot; &quot;&amp;SUBSTITUTE([.$K37]; &quot;.png&quot;; &quot;.4x.png&quot;)" office:value-type="string" office:string-value="convert -scale 400% slime.png slime.4x.png" calcext:value-type="string">
            <text:p>convert -scale 400% slime.png slime.4x.png</text:p>
          </table:table-cell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e</text:p>
          </table:table-cell>
          <table:table-cell table:number-columns-repeated="4"/>
          <table:table-cell table:formula="of:=[.$H$9]&amp;&quot;x&quot;&amp;[.$H$10]&amp;&quot;+&quot;&amp;[.$C38]*[.$H$9]&amp;&quot;+&quot;&amp;[.$H$10]*[.$D38]" office:value-type="string" office:string-value="288x512+288+0" calcext:value-type="string">
            <text:p>288x512+288+0</text:p>
          </table:table-cell>
          <table:table-cell table:formula="of:=[.$E38]&amp;&quot;.png&quot;" office:value-type="string" office:string-value="bee.png" calcext:value-type="string">
            <text:p>bee.png</text:p>
          </table:table-cell>
          <table:table-cell/>
          <table:table-cell table:formula="of:=&quot;convert &quot;&amp;[.$B38]&amp;&quot; -crop &quot;&amp;[.$J38]&amp;&quot; &quot;&amp;[.$K38]" office:value-type="string" office:string-value="convert chara08_a1.png -crop 288x512+288+0 bee.png" calcext:value-type="string">
            <text:p>convert chara08_a1.png -crop 288x512+288+0 bee.png</text:p>
          </table:table-cell>
          <table:table-cell/>
          <table:table-cell table:formula="of:=&quot;convert -scale 400% &quot;&amp;[.$K38]&amp;&quot; &quot;&amp;SUBSTITUTE([.$K38]; &quot;.png&quot;; &quot;.4x.png&quot;)" office:value-type="string" office:string-value="convert -scale 400% bee.png bee.4x.png" calcext:value-type="string">
            <text:p>convert -scale 400% bee.png bee.4x.png</text:p>
          </table:table-cell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lf</text:p>
          </table:table-cell>
          <table:table-cell table:number-columns-repeated="4"/>
          <table:table-cell table:formula="of:=[.$H$9]&amp;&quot;x&quot;&amp;[.$H$10]&amp;&quot;+&quot;&amp;[.$C39]*[.$H$9]&amp;&quot;+&quot;&amp;[.$H$10]*[.$D39]" office:value-type="string" office:string-value="288x512+576+0" calcext:value-type="string">
            <text:p>288x512+576+0</text:p>
          </table:table-cell>
          <table:table-cell table:formula="of:=[.$E39]&amp;&quot;.png&quot;" office:value-type="string" office:string-value="wolf.png" calcext:value-type="string">
            <text:p>wolf.png</text:p>
          </table:table-cell>
          <table:table-cell/>
          <table:table-cell table:formula="of:=&quot;convert &quot;&amp;[.$B39]&amp;&quot; -crop &quot;&amp;[.$J39]&amp;&quot; &quot;&amp;[.$K39]" office:value-type="string" office:string-value="convert chara08_a1.png -crop 288x512+576+0 wolf.png" calcext:value-type="string">
            <text:p>convert chara08_a1.png -crop 288x512+576+0 wolf.png</text:p>
          </table:table-cell>
          <table:table-cell/>
          <table:table-cell table:formula="of:=&quot;convert -scale 400% &quot;&amp;[.$K39]&amp;&quot; &quot;&amp;SUBSTITUTE([.$K39]; &quot;.png&quot;; &quot;.4x.png&quot;)" office:value-type="string" office:string-value="convert -scale 400% wolf.png wolf.4x.png" calcext:value-type="string">
            <text:p>convert -scale 400% wolf.png wolf.4x.png</text:p>
          </table:table-cell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blin</text:p>
          </table:table-cell>
          <table:table-cell table:number-columns-repeated="4"/>
          <table:table-cell table:formula="of:=[.$H$9]&amp;&quot;x&quot;&amp;[.$H$10]&amp;&quot;+&quot;&amp;[.$C40]*[.$H$9]&amp;&quot;+&quot;&amp;[.$H$10]*[.$D40]" office:value-type="string" office:string-value="288x512+864+0" calcext:value-type="string">
            <text:p>288x512+864+0</text:p>
          </table:table-cell>
          <table:table-cell table:formula="of:=[.$E40]&amp;&quot;.png&quot;" office:value-type="string" office:string-value="goblin.png" calcext:value-type="string">
            <text:p>goblin.png</text:p>
          </table:table-cell>
          <table:table-cell/>
          <table:table-cell table:formula="of:=&quot;convert &quot;&amp;[.$B40]&amp;&quot; -crop &quot;&amp;[.$J40]&amp;&quot; &quot;&amp;[.$K40]" office:value-type="string" office:string-value="convert chara08_a1.png -crop 288x512+864+0 goblin.png" calcext:value-type="string">
            <text:p>convert chara08_a1.png -crop 288x512+864+0 goblin.png</text:p>
          </table:table-cell>
          <table:table-cell/>
          <table:table-cell table:formula="of:=&quot;convert -scale 400% &quot;&amp;[.$K40]&amp;&quot; &quot;&amp;SUBSTITUTE([.$K40]; &quot;.png&quot;; &quot;.4x.png&quot;)" office:value-type="string" office:string-value="convert -scale 400% goblin.png goblin.4x.png" calcext:value-type="string">
            <text:p>convert -scale 400% goblin.png goblin.4x.png</text:p>
          </table:table-cell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4"/>
          <table:table-cell table:formula="of:=[.$H$9]&amp;&quot;x&quot;&amp;[.$H$10]&amp;&quot;+&quot;&amp;[.$C41]*[.$H$9]&amp;&quot;+&quot;&amp;[.$H$10]*[.$D41]" office:value-type="string" office:string-value="288x512+0+512" calcext:value-type="string">
            <text:p>288x512+0+512</text:p>
          </table:table-cell>
          <table:table-cell table:formula="of:=[.$E41]&amp;&quot;.png&quot;" office:value-type="string" office:string-value="fire.png" calcext:value-type="string">
            <text:p>fire.png</text:p>
          </table:table-cell>
          <table:table-cell/>
          <table:table-cell table:formula="of:=&quot;convert &quot;&amp;[.$B41]&amp;&quot; -crop &quot;&amp;[.$J41]&amp;&quot; &quot;&amp;[.$K41]" office:value-type="string" office:string-value="convert chara08_a1.png -crop 288x512+0+512 fire.png" calcext:value-type="string">
            <text:p>convert chara08_a1.png -crop 288x512+0+512 fire.png</text:p>
          </table:table-cell>
          <table:table-cell/>
          <table:table-cell table:formula="of:=&quot;convert -scale 400% &quot;&amp;[.$K41]&amp;&quot; &quot;&amp;SUBSTITUTE([.$K41]; &quot;.png&quot;; &quot;.4x.png&quot;)" office:value-type="string" office:string-value="convert -scale 400% fire.png fire.4x.png" calcext:value-type="string">
            <text:p>convert -scale 400% fire.png fire.4x.png</text:p>
          </table:table-cell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nake</text:p>
          </table:table-cell>
          <table:table-cell table:number-columns-repeated="4"/>
          <table:table-cell table:formula="of:=[.$H$9]&amp;&quot;x&quot;&amp;[.$H$10]&amp;&quot;+&quot;&amp;[.$C42]*[.$H$9]&amp;&quot;+&quot;&amp;[.$H$10]*[.$D42]" office:value-type="string" office:string-value="288x512+288+512" calcext:value-type="string">
            <text:p>288x512+288+512</text:p>
          </table:table-cell>
          <table:table-cell table:formula="of:=[.$E42]&amp;&quot;.png&quot;" office:value-type="string" office:string-value="snake.png" calcext:value-type="string">
            <text:p>snake.png</text:p>
          </table:table-cell>
          <table:table-cell/>
          <table:table-cell table:formula="of:=&quot;convert &quot;&amp;[.$B42]&amp;&quot; -crop &quot;&amp;[.$J42]&amp;&quot; &quot;&amp;[.$K42]" office:value-type="string" office:string-value="convert chara08_a1.png -crop 288x512+288+512 snake.png" calcext:value-type="string">
            <text:p>convert chara08_a1.png -crop 288x512+288+512 snake.png</text:p>
          </table:table-cell>
          <table:table-cell/>
          <table:table-cell table:formula="of:=&quot;convert -scale 400% &quot;&amp;[.$K42]&amp;&quot; &quot;&amp;SUBSTITUTE([.$K42]; &quot;.png&quot;; &quot;.4x.png&quot;)" office:value-type="string" office:string-value="convert -scale 400% snake.png snake.4x.png" calcext:value-type="string">
            <text:p>convert -scale 400% snake.png snake.4x.png</text:p>
          </table:table-cell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</text:p>
          </table:table-cell>
          <table:table-cell table:number-columns-repeated="4"/>
          <table:table-cell table:formula="of:=[.$H$9]&amp;&quot;x&quot;&amp;[.$H$10]&amp;&quot;+&quot;&amp;[.$C43]*[.$H$9]&amp;&quot;+&quot;&amp;[.$H$10]*[.$D43]" office:value-type="string" office:string-value="288x512+576+512" calcext:value-type="string">
            <text:p>288x512+576+512</text:p>
          </table:table-cell>
          <table:table-cell table:formula="of:=[.$E43]&amp;&quot;.png&quot;" office:value-type="string" office:string-value="org.png" calcext:value-type="string">
            <text:p>org.png</text:p>
          </table:table-cell>
          <table:table-cell/>
          <table:table-cell table:formula="of:=&quot;convert &quot;&amp;[.$B43]&amp;&quot; -crop &quot;&amp;[.$J43]&amp;&quot; &quot;&amp;[.$K43]" office:value-type="string" office:string-value="convert chara08_a1.png -crop 288x512+576+512 org.png" calcext:value-type="string">
            <text:p>convert chara08_a1.png -crop 288x512+576+512 org.png</text:p>
          </table:table-cell>
          <table:table-cell/>
          <table:table-cell table:formula="of:=&quot;convert -scale 400% &quot;&amp;[.$K43]&amp;&quot; &quot;&amp;SUBSTITUTE([.$K43]; &quot;.png&quot;; &quot;.4x.png&quot;)" office:value-type="string" office:string-value="convert -scale 400% org.png org.4x.png" calcext:value-type="string">
            <text:p>convert -scale 400% org.png org.4x.png</text:p>
          </table:table-cell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table:number-columns-repeated="4"/>
          <table:table-cell table:formula="of:=[.$H$9]&amp;&quot;x&quot;&amp;[.$H$10]&amp;&quot;+&quot;&amp;[.$C44]*[.$H$9]&amp;&quot;+&quot;&amp;[.$H$10]*[.$D44]" office:value-type="string" office:string-value="288x512+864+512" calcext:value-type="string">
            <text:p>288x512+864+512</text:p>
          </table:table-cell>
          <table:table-cell table:formula="of:=[.$E44]&amp;&quot;.png&quot;" office:value-type="string" office:string-value="dragon.png" calcext:value-type="string">
            <text:p>dragon.png</text:p>
          </table:table-cell>
          <table:table-cell/>
          <table:table-cell table:formula="of:=&quot;convert &quot;&amp;[.$B44]&amp;&quot; -crop &quot;&amp;[.$J44]&amp;&quot; &quot;&amp;[.$K44]" office:value-type="string" office:string-value="convert chara08_a1.png -crop 288x512+864+512 dragon.png" calcext:value-type="string">
            <text:p>convert chara08_a1.png -crop 288x512+864+512 dragon.png</text:p>
          </table:table-cell>
          <table:table-cell/>
          <table:table-cell table:formula="of:=&quot;convert -scale 400% &quot;&amp;[.$K44]&amp;&quot; &quot;&amp;SUBSTITUTE([.$K44]; &quot;.png&quot;; &quot;.4x.png&quot;)" office:value-type="string" office:string-value="convert -scale 400% dragon.png dragon.4x.png" calcext:value-type="string">
            <text:p>convert -scale 400% dragon.png dragon.4x.png</text:p>
          </table:table-cell>
        </table:table-row>
        <table:table-row table:style-name="ro1">
          <table:table-cell/>
          <table:table-cell office:value-type="string" calcext:value-type="string">
            <text:p>ref-chara07_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geon_walk</text:p>
          </table:table-cell>
          <table:table-cell table:number-columns-repeated="4"/>
          <table:table-cell table:formula="of:=[.$H$9]&amp;&quot;x&quot;&amp;[.$H$10]&amp;&quot;+&quot;&amp;[.$C45]*[.$H$9]&amp;&quot;+&quot;&amp;[.$H$10]*[.$D45]" office:value-type="string" office:string-value="288x512+0+0" calcext:value-type="string">
            <text:p>288x512+0+0</text:p>
          </table:table-cell>
          <table:table-cell table:formula="of:=[.$E45]&amp;&quot;.png&quot;" office:value-type="string" office:string-value="pigeon_walk.png" calcext:value-type="string">
            <text:p>pigeon_walk.png</text:p>
          </table:table-cell>
          <table:table-cell/>
          <table:table-cell table:formula="of:=&quot;convert &quot;&amp;[.$B45]&amp;&quot; -crop &quot;&amp;[.$J45]&amp;&quot; &quot;&amp;[.$K45]" office:value-type="string" office:string-value="convert ref-chara07_a.png -crop 288x512+0+0 pigeon_walk.png" calcext:value-type="string">
            <text:p>convert ref-chara07_a.png -crop 288x512+0+0 pigeon_walk.png</text:p>
          </table:table-cell>
          <table:table-cell/>
          <table:table-cell table:formula="of:=&quot;convert -scale 400% &quot;&amp;[.$K45]&amp;&quot; &quot;&amp;SUBSTITUTE([.$K45]; &quot;.png&quot;; &quot;.4x.png&quot;)" office:value-type="string" office:string-value="convert -scale 400% pigeon_walk.png pigeon_walk.4x.png" calcext:value-type="string">
            <text:p>convert -scale 400% pigeon_walk.png pigeon_walk.4x.png</text:p>
          </table:table-cell>
        </table:table-row>
        <table:table-row table:style-name="ro1">
          <table:table-cell/>
          <table:table-cell office:value-type="string" calcext:value-type="string">
            <text:p>ref-chara07_a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geon</text:p>
          </table:table-cell>
          <table:table-cell table:number-columns-repeated="4"/>
          <table:table-cell table:formula="of:=[.$H$9]&amp;&quot;x&quot;&amp;[.$H$10]&amp;&quot;+&quot;&amp;[.$C46]*[.$H$9]&amp;&quot;+&quot;&amp;[.$H$10]*[.$D46]" office:value-type="string" office:string-value="288x512+288+0" calcext:value-type="string">
            <text:p>288x512+288+0</text:p>
          </table:table-cell>
          <table:table-cell table:formula="of:=[.$E46]&amp;&quot;.png&quot;" office:value-type="string" office:string-value="pigeon.png" calcext:value-type="string">
            <text:p>pigeon.png</text:p>
          </table:table-cell>
          <table:table-cell/>
          <table:table-cell table:formula="of:=&quot;convert &quot;&amp;[.$B46]&amp;&quot; -crop &quot;&amp;[.$J46]&amp;&quot; &quot;&amp;[.$K46]" office:value-type="string" office:string-value="convert ref-chara07_a.png -crop 288x512+288+0 pigeon.png" calcext:value-type="string">
            <text:p>convert ref-chara07_a.png -crop 288x512+288+0 pigeon.png</text:p>
          </table:table-cell>
          <table:table-cell/>
          <table:table-cell table:formula="of:=&quot;convert -scale 400% &quot;&amp;[.$K46]&amp;&quot; &quot;&amp;SUBSTITUTE([.$K46]; &quot;.png&quot;; &quot;.4x.png&quot;)" office:value-type="string" office:string-value="convert -scale 400% pigeon.png pigeon.4x.png" calcext:value-type="string">
            <text:p>convert -scale 400% pigeon.png pigeon.4x.png</text:p>
          </table:table-cell>
        </table:table-row>
        <table:table-row table:style-name="ro1">
          <table:table-cell/>
          <table:table-cell office:value-type="string" calcext:value-type="string">
            <text:p>ref-chara07_a.p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l</text:p>
          </table:table-cell>
          <table:table-cell table:number-columns-repeated="4"/>
          <table:table-cell table:formula="of:=[.$H$9]&amp;&quot;x&quot;&amp;[.$H$10]&amp;&quot;+&quot;&amp;[.$C47]*[.$H$9]&amp;&quot;+&quot;&amp;[.$H$10]*[.$D47]" office:value-type="string" office:string-value="288x512+576+0" calcext:value-type="string">
            <text:p>288x512+576+0</text:p>
          </table:table-cell>
          <table:table-cell table:formula="of:=[.$E47]&amp;&quot;.png&quot;" office:value-type="string" office:string-value="gull.png" calcext:value-type="string">
            <text:p>gull.png</text:p>
          </table:table-cell>
          <table:table-cell/>
          <table:table-cell table:formula="of:=&quot;convert &quot;&amp;[.$B47]&amp;&quot; -crop &quot;&amp;[.$J47]&amp;&quot; &quot;&amp;[.$K47]" office:value-type="string" office:string-value="convert ref-chara07_a.png -crop 288x512+576+0 gull.png" calcext:value-type="string">
            <text:p>convert ref-chara07_a.png -crop 288x512+576+0 gull.png</text:p>
          </table:table-cell>
          <table:table-cell/>
          <table:table-cell table:formula="of:=&quot;convert -scale 400% &quot;&amp;[.$K47]&amp;&quot; &quot;&amp;SUBSTITUTE([.$K47]; &quot;.png&quot;; &quot;.4x.png&quot;)" office:value-type="string" office:string-value="convert -scale 400% gull.png gull.4x.png" calcext:value-type="string">
            <text:p>convert -scale 400% gull.png gull.4x.png</text:p>
          </table:table-cell>
        </table:table-row>
        <table:table-row table:style-name="ro1">
          <table:table-cell/>
          <table:table-cell office:value-type="string" calcext:value-type="string">
            <text:p>ref-chara07_a.p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n_swim</text:p>
          </table:table-cell>
          <table:table-cell table:number-columns-repeated="4"/>
          <table:table-cell table:formula="of:=[.$H$9]&amp;&quot;x&quot;&amp;[.$H$10]&amp;&quot;+&quot;&amp;[.$C48]*[.$H$9]&amp;&quot;+&quot;&amp;[.$H$10]*[.$D48]" office:value-type="string" office:string-value="288x512+864+0" calcext:value-type="string">
            <text:p>288x512+864+0</text:p>
          </table:table-cell>
          <table:table-cell table:formula="of:=[.$E48]&amp;&quot;.png&quot;" office:value-type="string" office:string-value="swan_swim.png" calcext:value-type="string">
            <text:p>swan_swim.png</text:p>
          </table:table-cell>
          <table:table-cell/>
          <table:table-cell table:formula="of:=&quot;convert &quot;&amp;[.$B48]&amp;&quot; -crop &quot;&amp;[.$J48]&amp;&quot; &quot;&amp;[.$K48]" office:value-type="string" office:string-value="convert ref-chara07_a.png -crop 288x512+864+0 swan_swim.png" calcext:value-type="string">
            <text:p>convert ref-chara07_a.png -crop 288x512+864+0 swan_swim.png</text:p>
          </table:table-cell>
          <table:table-cell/>
          <table:table-cell table:formula="of:=&quot;convert -scale 400% &quot;&amp;[.$K48]&amp;&quot; &quot;&amp;SUBSTITUTE([.$K48]; &quot;.png&quot;; &quot;.4x.png&quot;)" office:value-type="string" office:string-value="convert -scale 400% swan_swim.png swan_swim.4x.png" calcext:value-type="string">
            <text:p>convert -scale 400% swan_swim.png swan_swim.4x.png</text:p>
          </table:table-cell>
        </table:table-row>
        <table:table-row table:style-name="ro1">
          <table:table-cell/>
          <table:table-cell office:value-type="string" calcext:value-type="string">
            <text:p>ref-chara07_a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ster</text:p>
          </table:table-cell>
          <table:table-cell table:number-columns-repeated="4"/>
          <table:table-cell table:formula="of:=[.$H$9]&amp;&quot;x&quot;&amp;[.$H$10]&amp;&quot;+&quot;&amp;[.$C49]*[.$H$9]&amp;&quot;+&quot;&amp;[.$H$10]*[.$D49]" office:value-type="string" office:string-value="288x512+0+512" calcext:value-type="string">
            <text:p>288x512+0+512</text:p>
          </table:table-cell>
          <table:table-cell table:formula="of:=[.$E49]&amp;&quot;.png&quot;" office:value-type="string" office:string-value="rooster.png" calcext:value-type="string">
            <text:p>rooster.png</text:p>
          </table:table-cell>
          <table:table-cell/>
          <table:table-cell table:formula="of:=&quot;convert &quot;&amp;[.$B49]&amp;&quot; -crop &quot;&amp;[.$J49]&amp;&quot; &quot;&amp;[.$K49]" office:value-type="string" office:string-value="convert ref-chara07_a.png -crop 288x512+0+512 rooster.png" calcext:value-type="string">
            <text:p>convert ref-chara07_a.png -crop 288x512+0+512 rooster.png</text:p>
          </table:table-cell>
          <table:table-cell/>
          <table:table-cell table:formula="of:=&quot;convert -scale 400% &quot;&amp;[.$K49]&amp;&quot; &quot;&amp;SUBSTITUTE([.$K49]; &quot;.png&quot;; &quot;.4x.png&quot;)" office:value-type="string" office:string-value="convert -scale 400% rooster.png rooster.4x.png" calcext:value-type="string">
            <text:p>convert -scale 400% rooster.png rooster.4x.png</text:p>
          </table:table-cell>
        </table:table-row>
        <table:table-row table:style-name="ro1">
          <table:table-cell/>
          <table:table-cell office:value-type="string" calcext:value-type="string">
            <text:p>ref-chara07_a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</text:p>
          </table:table-cell>
          <table:table-cell table:number-columns-repeated="4"/>
          <table:table-cell table:formula="of:=[.$H$9]&amp;&quot;x&quot;&amp;[.$H$10]&amp;&quot;+&quot;&amp;[.$C50]*[.$H$9]&amp;&quot;+&quot;&amp;[.$H$10]*[.$D50]" office:value-type="string" office:string-value="288x512+288+512" calcext:value-type="string">
            <text:p>288x512+288+512</text:p>
          </table:table-cell>
          <table:table-cell table:formula="of:=[.$E50]&amp;&quot;.png&quot;" office:value-type="string" office:string-value="hawk.png" calcext:value-type="string">
            <text:p>hawk.png</text:p>
          </table:table-cell>
          <table:table-cell/>
          <table:table-cell table:formula="of:=&quot;convert &quot;&amp;[.$B50]&amp;&quot; -crop &quot;&amp;[.$J50]&amp;&quot; &quot;&amp;[.$K50]" office:value-type="string" office:string-value="convert ref-chara07_a.png -crop 288x512+288+512 hawk.png" calcext:value-type="string">
            <text:p>convert ref-chara07_a.png -crop 288x512+288+512 hawk.png</text:p>
          </table:table-cell>
          <table:table-cell/>
          <table:table-cell table:formula="of:=&quot;convert -scale 400% &quot;&amp;[.$K50]&amp;&quot; &quot;&amp;SUBSTITUTE([.$K50]; &quot;.png&quot;; &quot;.4x.png&quot;)" office:value-type="string" office:string-value="convert -scale 400% hawk.png hawk.4x.png" calcext:value-type="string">
            <text:p>convert -scale 400% hawk.png hawk.4x.png</text:p>
          </table:table-cell>
        </table:table-row>
        <table:table-row table:style-name="ro1">
          <table:table-cell/>
          <table:table-cell office:value-type="string" calcext:value-type="string">
            <text:p>ref-chara07_a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</text:p>
          </table:table-cell>
          <table:table-cell table:number-columns-repeated="4"/>
          <table:table-cell table:formula="of:=[.$H$9]&amp;&quot;x&quot;&amp;[.$H$10]&amp;&quot;+&quot;&amp;[.$C51]*[.$H$9]&amp;&quot;+&quot;&amp;[.$H$10]*[.$D51]" office:value-type="string" office:string-value="288x512+576+512" calcext:value-type="string">
            <text:p>288x512+576+512</text:p>
          </table:table-cell>
          <table:table-cell table:formula="of:=[.$E51]&amp;&quot;.png&quot;" office:value-type="string" office:string-value="bat.png" calcext:value-type="string">
            <text:p>bat.png</text:p>
          </table:table-cell>
          <table:table-cell/>
          <table:table-cell table:formula="of:=&quot;convert &quot;&amp;[.$B51]&amp;&quot; -crop &quot;&amp;[.$J51]&amp;&quot; &quot;&amp;[.$K51]" office:value-type="string" office:string-value="convert ref-chara07_a.png -crop 288x512+576+512 bat.png" calcext:value-type="string">
            <text:p>convert ref-chara07_a.png -crop 288x512+576+512 bat.png</text:p>
          </table:table-cell>
          <table:table-cell/>
          <table:table-cell table:formula="of:=&quot;convert -scale 400% &quot;&amp;[.$K51]&amp;&quot; &quot;&amp;SUBSTITUTE([.$K51]; &quot;.png&quot;; &quot;.4x.png&quot;)" office:value-type="string" office:string-value="convert -scale 400% bat.png bat.4x.png" calcext:value-type="string">
            <text:p>convert -scale 400% bat.png bat.4x.png</text:p>
          </table:table-cell>
        </table:table-row>
        <table:table-row table:style-name="ro1">
          <table:table-cell/>
          <table:table-cell office:value-type="string" calcext:value-type="string">
            <text:p>ref-chara07_a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erfly</text:p>
          </table:table-cell>
          <table:table-cell table:number-columns-repeated="4"/>
          <table:table-cell table:formula="of:=[.$H$9]&amp;&quot;x&quot;&amp;[.$H$10]&amp;&quot;+&quot;&amp;[.$C52]*[.$H$9]&amp;&quot;+&quot;&amp;[.$H$10]*[.$D52]" office:value-type="string" office:string-value="288x512+864+512" calcext:value-type="string">
            <text:p>288x512+864+512</text:p>
          </table:table-cell>
          <table:table-cell table:formula="of:=[.$E52]&amp;&quot;.png&quot;" office:value-type="string" office:string-value="butterfly.png" calcext:value-type="string">
            <text:p>butterfly.png</text:p>
          </table:table-cell>
          <table:table-cell/>
          <table:table-cell table:formula="of:=&quot;convert &quot;&amp;[.$B52]&amp;&quot; -crop &quot;&amp;[.$J52]&amp;&quot; &quot;&amp;[.$K52]" office:value-type="string" office:string-value="convert ref-chara07_a.png -crop 288x512+864+512 butterfly.png" calcext:value-type="string">
            <text:p>convert ref-chara07_a.png -crop 288x512+864+512 butterfly.png</text:p>
          </table:table-cell>
          <table:table-cell/>
          <table:table-cell table:formula="of:=&quot;convert -scale 400% &quot;&amp;[.$K52]&amp;&quot; &quot;&amp;SUBSTITUTE([.$K52]; &quot;.png&quot;; &quot;.4x.png&quot;)" office:value-type="string" office:string-value="convert -scale 400% butterfly.png butterfly.4x.png" calcext:value-type="string">
            <text:p>convert -scale 400% butterfly.png butterfly.4x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00/00/00</text:date>, <text:time style:data-style-name="N2" text:time-value="14:27:42.93592773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2T12:36:16.155820519</meta:creation-date>
    <dc:date>2021-02-14T14:30:42.363371700</dc:date>
    <meta:editing-duration>PT34M18S</meta:editing-duration>
    <meta:editing-cycles>5</meta:editing-cycles>
    <meta:generator>LibreOffice/6.0.7.3$Linux_X86_64 LibreOffice_project/00m0$Build-3</meta:generator>
    <meta:document-statistic meta:table-count="1" meta:cell-count="406" meta:object-count="0"/>
  </office:meta>
</office:document-meta>
</file>